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433cm" svg:height="8.118cm" svg:x="0.047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22:53.956865293</dc:date>
    <meta:editing-duration>PT4M36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34cm" svg:height="8.119cm" xlink:href="." xlink:type="simple" chart:class="chart:scatter" chart:style-name="ch1">
        <chart:plot-area chart:style-name="ch2" chart:data-source-has-labels="both" svg:x="0.288cm" svg:y="0.162cm" svg:width="13.858cm" svg:height="7.795cm">
          <chart:coordinate-region svg:x="0.83cm" svg:y="0.361cm" svg:width="13.222cm" svg:height="7.39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07106781186547">
                <text:p>0.70710678118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